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aefe" officeooo:paragraph-rsid="0000aefe"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weight="normal" officeooo:rsid="0000e82b" officeooo:paragraph-rsid="0000e82b" style:font-weight-asian="normal" style:font-weight-complex="normal"/>
    </style:style>
    <style:style style:name="P3" style:family="paragraph" style:parent-style-name="Standard">
      <style:paragraph-properties fo:text-align="start" style:justify-single-word="false"/>
      <style:text-properties fo:font-weight="normal" officeooo:rsid="0000e82b" officeooo:paragraph-rsid="001e38df" style:font-weight-asian="normal" style:font-weight-complex="normal"/>
    </style:style>
    <style:style style:name="P4" style:family="paragraph" style:parent-style-name="Standard">
      <style:paragraph-properties fo:text-align="start" style:justify-single-word="false"/>
      <style:text-properties fo:font-weight="normal" officeooo:rsid="0000e82b" officeooo:paragraph-rsid="0000aefe" style:font-weight-asian="normal" style:font-weight-complex="normal"/>
    </style:style>
    <style:style style:name="P5" style:family="paragraph" style:parent-style-name="Standard">
      <style:paragraph-properties fo:text-align="start" style:justify-single-word="false"/>
      <style:text-properties fo:font-weight="normal" officeooo:rsid="0003de80" officeooo:paragraph-rsid="0003de80" style:font-weight-asian="normal" style:font-weight-complex="normal"/>
    </style:style>
    <style:style style:name="P6" style:family="paragraph" style:parent-style-name="Standard">
      <style:paragraph-properties fo:text-align="start" style:justify-single-word="false"/>
      <style:text-properties fo:font-weight="normal" officeooo:rsid="0003de80" officeooo:paragraph-rsid="00179fd5" style:font-weight-asian="normal" style:font-weight-complex="normal"/>
    </style:style>
    <style:style style:name="P7" style:family="paragraph" style:parent-style-name="Standard">
      <style:paragraph-properties fo:text-align="start" style:justify-single-word="false"/>
      <style:text-properties fo:font-weight="normal" officeooo:rsid="0003de80" officeooo:paragraph-rsid="001e38df" style:font-weight-asian="normal" style:font-weight-complex="normal"/>
    </style:style>
    <style:style style:name="P8" style:family="paragraph" style:parent-style-name="Standard">
      <style:paragraph-properties fo:text-align="start" style:justify-single-word="false"/>
      <style:text-properties fo:font-weight="normal" officeooo:rsid="0004a465" officeooo:paragraph-rsid="00191356" style:font-weight-asian="normal" style:font-weight-complex="normal"/>
    </style:style>
    <style:style style:name="P9" style:family="paragraph" style:parent-style-name="Standard">
      <style:paragraph-properties fo:text-align="start" style:justify-single-word="false"/>
      <style:text-properties fo:font-weight="normal" officeooo:rsid="0004a465" officeooo:paragraph-rsid="00179fd5" style:font-weight-asian="normal" style:font-weight-complex="normal"/>
    </style:style>
    <style:style style:name="P10" style:family="paragraph" style:parent-style-name="Standard">
      <style:paragraph-properties fo:text-align="start" style:justify-single-word="false"/>
      <style:text-properties fo:font-weight="normal" officeooo:rsid="0006281d" officeooo:paragraph-rsid="0006281d" style:font-weight-asian="normal" style:font-weight-complex="normal"/>
    </style:style>
    <style:style style:name="P11" style:family="paragraph" style:parent-style-name="Standard">
      <style:paragraph-properties fo:text-align="start" style:justify-single-word="false"/>
      <style:text-properties fo:font-weight="normal" officeooo:rsid="0006281d" officeooo:paragraph-rsid="00191356" style:font-weight-asian="normal" style:font-weight-complex="normal"/>
    </style:style>
    <style:style style:name="P12" style:family="paragraph" style:parent-style-name="Standard">
      <style:paragraph-properties fo:text-align="start" style:justify-single-word="false"/>
      <style:text-properties fo:font-weight="normal" officeooo:rsid="00063a3b" officeooo:paragraph-rsid="00191356" style:font-weight-asian="normal" style:font-weight-complex="normal"/>
    </style:style>
    <style:style style:name="P13" style:family="paragraph" style:parent-style-name="Standard">
      <style:paragraph-properties fo:text-align="start" style:justify-single-word="false"/>
      <style:text-properties fo:font-weight="normal" officeooo:rsid="00063a3b" officeooo:paragraph-rsid="0004a465" style:font-weight-asian="normal" style:font-weight-complex="normal"/>
    </style:style>
    <style:style style:name="P14" style:family="paragraph" style:parent-style-name="Standard">
      <style:paragraph-properties fo:text-align="start" style:justify-single-word="false"/>
      <style:text-properties fo:font-weight="normal" officeooo:rsid="000fe986" officeooo:paragraph-rsid="0012dfa4" style:font-weight-asian="normal" style:font-weight-complex="normal"/>
    </style:style>
    <style:style style:name="P15" style:family="paragraph" style:parent-style-name="Standard">
      <style:paragraph-properties fo:text-align="start" style:justify-single-word="false"/>
      <style:text-properties fo:font-weight="normal" officeooo:rsid="0012dfa4" officeooo:paragraph-rsid="0012dfa4" style:font-weight-asian="normal" style:font-weight-complex="normal"/>
    </style:style>
    <style:style style:name="P16" style:family="paragraph" style:parent-style-name="Standard">
      <style:paragraph-properties fo:text-align="start" style:justify-single-word="false"/>
      <style:text-properties fo:font-weight="normal" officeooo:rsid="00145198" officeooo:paragraph-rsid="00145198" style:font-weight-asian="normal" style:font-weight-complex="normal"/>
    </style:style>
    <style:style style:name="P17" style:family="paragraph" style:parent-style-name="Standard">
      <style:paragraph-properties fo:text-align="start" style:justify-single-word="false"/>
      <style:text-properties fo:font-weight="normal" officeooo:rsid="00145198" officeooo:paragraph-rsid="001e38df" style:font-weight-asian="normal" style:font-weight-complex="normal"/>
    </style:style>
    <style:style style:name="P18" style:family="paragraph" style:parent-style-name="Standard">
      <style:paragraph-properties fo:text-align="start" style:justify-single-word="false"/>
      <style:text-properties fo:font-weight="normal" officeooo:rsid="00179fd5" officeooo:paragraph-rsid="00179fd5" style:font-weight-asian="normal" style:font-weight-complex="normal"/>
    </style:style>
    <style:style style:name="P19"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20" style:family="paragraph" style:parent-style-name="Standard">
      <style:paragraph-properties fo:text-align="start" style:justify-single-word="false"/>
      <style:text-properties fo:font-weight="normal" officeooo:rsid="000bfb19" officeooo:paragraph-rsid="00191356" style:font-weight-asian="normal" style:font-weight-complex="normal"/>
    </style:style>
    <style:style style:name="P21" style:family="paragraph" style:parent-style-name="Standard">
      <style:paragraph-properties fo:text-align="start" style:justify-single-word="false"/>
      <style:text-properties fo:font-weight="normal" officeooo:rsid="00191356" officeooo:paragraph-rsid="00191356" style:font-weight-asian="normal" style:font-weight-complex="normal"/>
    </style:style>
    <style:style style:name="P22" style:family="paragraph" style:parent-style-name="Standard">
      <style:paragraph-properties fo:text-align="start" style:justify-single-word="false"/>
      <style:text-properties fo:font-weight="normal" officeooo:rsid="0000aefe" officeooo:paragraph-rsid="0000aefe" style:font-weight-asian="normal" style:font-weight-complex="normal"/>
    </style:style>
    <style:style style:name="P23" style:family="paragraph" style:parent-style-name="Standard">
      <style:paragraph-properties fo:text-align="start" style:justify-single-word="false"/>
      <style:text-properties fo:font-weight="normal" officeooo:rsid="0002b946" officeooo:paragraph-rsid="001e38df" style:font-weight-asian="normal" style:font-weight-complex="normal"/>
    </style:style>
    <style:style style:name="P24" style:family="paragraph" style:parent-style-name="Standard">
      <style:paragraph-properties fo:text-align="start" style:justify-single-word="false"/>
      <style:text-properties fo:font-weight="normal" officeooo:rsid="001ef379" officeooo:paragraph-rsid="0004a465" style:font-weight-asian="normal" style:font-weight-complex="normal"/>
    </style:style>
    <style:style style:name="P25" style:family="paragraph" style:parent-style-name="Standard">
      <style:paragraph-properties fo:text-align="start" style:justify-single-word="false"/>
      <style:text-properties fo:font-weight="bold" officeooo:rsid="0004a465" officeooo:paragraph-rsid="00191356" style:font-weight-asian="bold" style:font-weight-complex="bold"/>
    </style:style>
    <style:style style:name="P26" style:family="paragraph" style:parent-style-name="Standard">
      <style:paragraph-properties fo:text-align="start" style:justify-single-word="false"/>
      <style:text-properties fo:font-weight="bold" officeooo:rsid="001dc7cb" officeooo:paragraph-rsid="001dc7cb" style:font-weight-asian="bold" style:font-weight-complex="bold"/>
    </style:style>
    <style:style style:name="P27" style:family="paragraph" style:parent-style-name="Preformatted_20_Text">
      <style:paragraph-properties fo:text-align="start" style:justify-single-word="false"/>
      <style:text-properties fo:font-weight="normal" officeooo:rsid="0012dfa4" officeooo:paragraph-rsid="0012dfa4" style:font-weight-asian="normal" style:font-weight-complex="normal"/>
    </style:style>
    <style:style style:name="P28" style:family="paragraph" style:parent-style-name="Preformatted_20_Text">
      <style:paragraph-properties fo:text-align="start" style:justify-single-word="false"/>
      <style:text-properties fo:font-weight="normal" officeooo:rsid="0012dfa4" officeooo:paragraph-rsid="001e38df" style:font-weight-asian="normal" style:font-weight-complex="normal"/>
    </style:style>
    <style:style style:name="P29" style:family="paragraph" style:parent-style-name="Preformatted_20_Text">
      <style:paragraph-properties fo:text-align="start" style:justify-single-word="false"/>
      <style:text-properties fo:font-weight="normal" officeooo:rsid="0003de80" officeooo:paragraph-rsid="0004a465" style:font-weight-asian="normal" style:font-weight-complex="normal"/>
    </style:style>
    <style:style style:name="P30" style:family="paragraph" style:parent-style-name="Preformatted_20_Text">
      <style:paragraph-properties fo:text-align="start" style:justify-single-word="false"/>
      <style:text-properties fo:font-weight="normal" officeooo:rsid="0003de80" officeooo:paragraph-rsid="0015a026" style:font-weight-asian="normal" style:font-weight-complex="normal"/>
    </style:style>
    <style:style style:name="P31" style:family="paragraph" style:parent-style-name="Preformatted_20_Text">
      <style:paragraph-properties fo:text-align="start" style:justify-single-word="false"/>
      <style:text-properties fo:font-weight="normal" officeooo:rsid="0003de80" officeooo:paragraph-rsid="00179fd5" style:font-weight-asian="normal" style:font-weight-complex="normal"/>
    </style:style>
    <style:style style:name="P32" style:family="paragraph" style:parent-style-name="Preformatted_20_Text">
      <style:paragraph-properties fo:text-align="start" style:justify-single-word="false"/>
      <style:text-properties fo:font-weight="normal" officeooo:rsid="0003de80" officeooo:paragraph-rsid="001dcbf4" style:font-weight-asian="normal" style:font-weight-complex="normal"/>
    </style:style>
    <style:style style:name="P33" style:family="paragraph" style:parent-style-name="Preformatted_20_Text">
      <style:paragraph-properties fo:text-align="start" style:justify-single-word="false"/>
      <style:text-properties fo:font-weight="normal" officeooo:rsid="00191356" officeooo:paragraph-rsid="00191356" style:font-weight-asian="normal" style:font-weight-complex="normal"/>
    </style:style>
    <style:style style:name="P34" style:family="paragraph" style:parent-style-name="Preformatted_20_Text">
      <style:text-properties fo:font-weight="normal" officeooo:paragraph-rsid="001dcbf4" style:font-weight-asian="normal" style:font-weight-complex="normal"/>
    </style:style>
    <style:style style:name="P35" style:family="paragraph" style:parent-style-name="Preformatted_20_Text">
      <style:text-properties officeooo:paragraph-rsid="001485bc"/>
    </style:style>
    <style:style style:name="P36" style:family="paragraph" style:parent-style-name="Preformatted_20_Text">
      <style:text-properties officeooo:paragraph-rsid="0015a026"/>
    </style:style>
    <style:style style:name="P37" style:family="paragraph" style:parent-style-name="Preformatted_20_Text">
      <style:text-properties officeooo:paragraph-rsid="00191356"/>
    </style:style>
    <style:style style:name="P38" style:family="paragraph" style:parent-style-name="Preformatted_20_Text">
      <style:text-properties officeooo:paragraph-rsid="001dcbf4"/>
    </style:style>
    <style:style style:name="P39" style:family="paragraph" style:parent-style-name="Preformatted_20_Text">
      <style:text-properties officeooo:paragraph-rsid="001e38df"/>
    </style:style>
    <style:style style:name="P40" style:family="paragraph" style:parent-style-name="Preformatted_20_Text">
      <style:text-properties fo:font-size="12pt" style:font-size-asian="12pt" style:font-size-complex="12pt"/>
    </style:style>
    <style:style style:name="P41" style:family="paragraph" style:parent-style-name="Preformatted_20_Text">
      <style:text-properties fo:font-size="12pt" officeooo:paragraph-rsid="001ef379" style:font-size-asian="12pt" style:font-size-complex="12pt"/>
    </style:style>
    <style:style style:name="P42" style:family="paragraph" style:parent-style-name="Preformatted_20_Text">
      <style:paragraph-properties fo:text-align="start" style:justify-single-word="false"/>
      <style:text-properties fo:font-size="12pt" fo:font-weight="bold" officeooo:rsid="001ef379" officeooo:paragraph-rsid="001ef379" style:font-size-asian="12pt" style:font-weight-asian="bold" style:font-size-complex="12pt" style:font-weight-complex="bold"/>
    </style:style>
    <style:style style:name="P43" style:family="paragraph" style:parent-style-name="Preformatted_20_Text">
      <style:paragraph-properties fo:margin-top="0cm" fo:margin-bottom="0.499cm" loext:contextual-spacing="false"/>
      <style:text-properties officeooo:paragraph-rsid="001485bc"/>
    </style:style>
    <style:style style:name="P44" style:family="paragraph" style:parent-style-name="Preformatted_20_Text">
      <style:paragraph-properties fo:margin-top="0cm" fo:margin-bottom="0.499cm" loext:contextual-spacing="false"/>
      <style:text-properties officeooo:paragraph-rsid="0015a026"/>
    </style:style>
    <style:style style:name="P45" style:family="paragraph" style:parent-style-name="Preformatted_20_Text">
      <style:paragraph-properties fo:margin-top="0cm" fo:margin-bottom="0.499cm" loext:contextual-spacing="false"/>
      <style:text-properties officeooo:paragraph-rsid="001a6f92"/>
    </style:style>
    <style:style style:name="P46" style:family="paragraph" style:parent-style-name="Preformatted_20_Text">
      <style:paragraph-properties fo:margin-top="0cm" fo:margin-bottom="0.499cm" loext:contextual-spacing="false" fo:text-align="start" style:justify-single-word="false"/>
      <style:text-properties fo:font-weight="normal" officeooo:rsid="001dc7cb" officeooo:paragraph-rsid="001dcbf4" style:font-weight-asian="normal" style:font-weight-complex="normal"/>
    </style:style>
    <style:style style:name="P47" style:family="paragraph" style:parent-style-name="Preformatted_20_Text">
      <style:paragraph-properties fo:margin-top="0cm" fo:margin-bottom="0.499cm" loext:contextual-spacing="false" fo:text-align="start" style:justify-single-word="false"/>
      <style:text-properties fo:font-weight="normal" officeooo:rsid="0012dfa4" officeooo:paragraph-rsid="001e38df" style:font-weight-asian="normal" style:font-weight-complex="normal"/>
    </style:style>
    <style:style style:name="P48" style:family="paragraph" style:parent-style-name="Preformatted_20_Text">
      <style:paragraph-properties fo:margin-top="0cm" fo:margin-bottom="0.499cm" loext:contextual-spacing="false" fo:text-align="start" style:justify-single-word="false"/>
      <style:text-properties fo:font-weight="normal" officeooo:rsid="000fe986" officeooo:paragraph-rsid="001e38df" style:font-weight-asian="normal" style:font-weight-complex="normal"/>
    </style:style>
    <style:style style:name="P49" style:family="paragraph" style:parent-style-name="Text_20_body">
      <style:paragraph-properties fo:text-align="start" style:justify-single-word="false" style:writing-mode="lr-tb"/>
    </style:style>
    <style:style style:name="P50" style:family="paragraph" style:parent-style-name="Text_20_body">
      <style:paragraph-properties fo:text-align="start" style:justify-single-word="false" style:writing-mode="lr-tb"/>
      <style:text-properties officeooo:paragraph-rsid="001a6f92"/>
    </style:style>
    <style:style style:name="P51" style:family="paragraph" style:parent-style-name="Text_20_body">
      <style:paragraph-properties fo:text-align="start" style:justify-single-word="false" style:writing-mode="lr-tb"/>
      <style:text-properties officeooo:paragraph-rsid="001fbaaa"/>
    </style:style>
    <style:style style:name="P52" style:family="paragraph" style:parent-style-name="Text_20_body">
      <style:text-properties officeooo:paragraph-rsid="001fbaaa"/>
    </style:style>
    <style:style style:name="P53" style:family="paragraph" style:parent-style-name="Text_20_body">
      <style:text-properties officeooo:rsid="001fbaaa" officeooo:paragraph-rsid="001fbaaa"/>
    </style:style>
    <style:style style:name="P54" style:family="paragraph" style:parent-style-name="Standard">
      <style:paragraph-properties fo:text-align="start" style:justify-single-word="false"/>
      <style:text-properties fo:font-weight="normal" officeooo:rsid="0002b946" officeooo:paragraph-rsid="001e38df" style:font-weight-asian="normal" style:font-weight-complex="normal"/>
    </style:style>
    <style:style style:name="P55" style:family="paragraph" style:parent-style-name="Standard">
      <style:paragraph-properties fo:text-align="start" style:justify-single-word="false"/>
      <style:text-properties fo:font-weight="normal" officeooo:rsid="000ac5d3" officeooo:paragraph-rsid="000bfb19" style:font-weight-asian="normal" style:font-weight-complex="normal"/>
    </style:style>
    <style:style style:name="P56" style:family="paragraph" style:parent-style-name="Standard">
      <style:paragraph-properties fo:text-align="start" style:justify-single-word="false"/>
      <style:text-properties fo:font-weight="normal" officeooo:rsid="000bfb19" officeooo:paragraph-rsid="000bfb19" style:font-weight-asian="normal" style:font-weight-complex="normal"/>
    </style:style>
    <style:style style:name="P57" style:family="paragraph" style:parent-style-name="Standard">
      <style:paragraph-properties fo:text-align="start" style:justify-single-word="false"/>
      <style:text-properties fo:font-weight="normal" officeooo:rsid="0028c46a" officeooo:paragraph-rsid="0028c46a" style:font-weight-asian="normal" style:font-weight-complex="normal"/>
    </style:style>
    <style:style style:name="P58" style:family="paragraph" style:parent-style-name="Standard">
      <style:paragraph-properties fo:text-align="start" style:justify-single-word="false"/>
      <style:text-properties fo:font-weight="bold" officeooo:rsid="001dc7cb" officeooo:paragraph-rsid="00145198" style:font-weight-asian="bold" style:font-weight-complex="bold"/>
    </style:style>
    <style:style style:name="P59" style:family="paragraph" style:parent-style-name="Standard">
      <style:paragraph-properties fo:text-align="start" style:justify-single-word="false"/>
      <style:text-properties fo:font-weight="bold" officeooo:rsid="001dc7cb" officeooo:paragraph-rsid="001e38df" style:font-weight-asian="bold" style:font-weight-complex="bold"/>
    </style:style>
    <style:style style:name="P60" style:family="paragraph" style:parent-style-name="Standard">
      <style:paragraph-properties fo:text-align="start" style:justify-single-word="false"/>
      <style:text-properties officeooo:paragraph-rsid="000bfb19"/>
    </style:style>
    <style:style style:name="P61" style:family="paragraph" style:parent-style-name="Standard">
      <style:paragraph-properties fo:text-align="start" style:justify-single-word="false"/>
      <style:text-properties officeooo:rsid="00243a93" officeooo:paragraph-rsid="00243a93"/>
    </style:style>
    <style:style style:name="P62" style:family="paragraph" style:parent-style-name="Standard">
      <style:paragraph-properties fo:text-align="start" style:justify-single-word="false"/>
      <style:text-properties officeooo:rsid="00243a93" officeooo:paragraph-rsid="0026e24f"/>
    </style:style>
    <style:style style:name="P63" style:family="paragraph" style:parent-style-name="Text_20_body">
      <style:text-properties officeooo:paragraph-rsid="001fbaaa"/>
    </style:style>
    <style:style style:name="P64" style:family="paragraph" style:parent-style-name="Preformatted_20_Text">
      <style:paragraph-properties fo:text-align="start" style:justify-single-word="false"/>
      <style:text-properties fo:font-size="12pt" fo:font-weight="bold" officeooo:rsid="001ef379" officeooo:paragraph-rsid="001ef379" style:font-size-asian="12pt" style:font-weight-asian="bold" style:font-size-complex="12pt" style:font-weight-complex="bold"/>
    </style:style>
    <style:style style:name="P65" style:family="paragraph" style:parent-style-name="Preformatted_20_Text">
      <style:paragraph-properties fo:text-align="start" style:justify-single-word="false"/>
      <style:text-properties fo:font-size="12pt" fo:font-weight="normal" officeooo:rsid="001ef379" officeooo:paragraph-rsid="002562ea"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fo:font-size="12pt" fo:font-weight="normal" officeooo:rsid="0028c46a" officeooo:paragraph-rsid="0028c46a" style:font-size-asian="12pt" style:font-weight-asian="normal" style:font-size-complex="12pt" style:font-weight-complex="normal"/>
    </style:style>
    <style:style style:name="P67" style:family="paragraph" style:parent-style-name="Preformatted_20_Text">
      <style:text-properties fo:font-size="12pt" style:font-size-asian="12pt" style:font-size-complex="12pt"/>
    </style:style>
    <style:style style:name="P68" style:family="paragraph" style:parent-style-name="Preformatted_20_Text">
      <style:paragraph-properties fo:text-align="start" style:justify-single-word="false"/>
      <style:text-properties fo:font-size="12pt" officeooo:paragraph-rsid="0028c46a" style:font-size-asian="12pt" style:font-size-complex="12pt"/>
    </style:style>
    <style:style style:name="P69" style:family="paragraph" style:parent-style-name="Preformatted_20_Text">
      <style:paragraph-properties fo:margin-top="0cm" fo:margin-bottom="0.499cm" loext:contextual-spacing="false"/>
      <style:text-properties fo:font-size="12pt" officeooo:paragraph-rsid="0028c46a" style:font-size-asian="12pt" style:font-size-complex="12pt"/>
    </style:style>
    <style:style style:name="T1" style:family="text">
      <style:text-properties officeooo:rsid="0002b946"/>
    </style:style>
    <style:style style:name="T2" style:family="text">
      <style:text-properties officeooo:rsid="0004a465"/>
    </style:style>
    <style:style style:name="T3" style:family="text">
      <style:text-properties officeooo:rsid="0006281d"/>
    </style:style>
    <style:style style:name="T4" style:family="text">
      <style:text-properties officeooo:rsid="000758c7"/>
    </style:style>
    <style:style style:name="T5" style:family="text">
      <style:text-properties officeooo:rsid="0008035a"/>
    </style:style>
    <style:style style:name="T6" style:family="text">
      <style:text-properties fo:font-style="italic" style:font-style-asian="italic" style:font-style-complex="italic"/>
    </style:style>
    <style:style style:name="T7" style:family="text">
      <style:text-properties officeooo:rsid="00090b14"/>
    </style:style>
    <style:style style:name="T8" style:family="text">
      <style:text-properties officeooo:rsid="00093ec4"/>
    </style:style>
    <style:style style:name="T9" style:family="text">
      <style:text-properties fo:font-weight="normal" style:font-weight-asian="normal" style:font-weight-complex="normal"/>
    </style:style>
    <style:style style:name="T10" style:family="text">
      <style:text-properties fo:font-weight="normal" officeooo:rsid="000ac5d3" style:font-weight-asian="normal" style:font-weight-complex="normal"/>
    </style:style>
    <style:style style:name="T11" style:family="text">
      <style:text-properties fo:font-weight="normal" officeooo:rsid="000e03b3" style:font-weight-asian="normal" style:font-weight-complex="normal"/>
    </style:style>
    <style:style style:name="T12" style:family="text">
      <style:text-properties fo:font-weight="normal" officeooo:rsid="001485bc" style:font-weight-asian="normal" style:font-weight-complex="normal"/>
    </style:style>
    <style:style style:name="T13" style:family="text">
      <style:text-properties fo:font-weight="normal" officeooo:rsid="0015a026" style:font-weight-asian="normal" style:font-weight-complex="normal"/>
    </style:style>
    <style:style style:name="T14" style:family="text">
      <style:text-properties fo:font-weight="normal" officeooo:rsid="00063a3b" style:font-weight-asian="normal" style:font-weight-complex="normal"/>
    </style:style>
    <style:style style:name="T15" style:family="text">
      <style:text-properties fo:font-weight="normal" officeooo:rsid="00093ec4" style:font-weight-asian="normal" style:font-weight-complex="normal"/>
    </style:style>
    <style:style style:name="T16" style:family="text">
      <style:text-properties fo:font-weight="normal" officeooo:rsid="001dcbf4" style:font-weight-asian="normal" style:font-weight-complex="normal"/>
    </style:style>
    <style:style style:name="T17" style:family="text">
      <style:text-properties fo:font-weight="normal" officeooo:rsid="001e38df" style:font-weight-asian="normal" style:font-weight-complex="normal"/>
    </style:style>
    <style:style style:name="T18" style:family="text">
      <style:text-properties fo:font-weight="normal" officeooo:rsid="001e13ed" style:font-weight-asian="normal" style:font-weight-complex="normal"/>
    </style:style>
    <style:style style:name="T19" style:family="text">
      <style:text-properties fo:font-weight="normal" officeooo:rsid="001ef379" style:font-weight-asian="normal" style:font-weight-complex="normal"/>
    </style:style>
    <style:style style:name="T20" style:family="text">
      <style:text-properties fo:font-weight="normal" officeooo:rsid="001fbaaa" style:font-weight-asian="normal" style:font-weight-complex="normal"/>
    </style:style>
    <style:style style:name="T21" style:family="text">
      <style:text-properties fo:font-weight="normal" officeooo:rsid="002562ea" style:font-weight-asian="normal" style:font-weight-complex="normal"/>
    </style:style>
    <style:style style:name="T22" style:family="text">
      <style:text-properties fo:font-weight="normal" officeooo:rsid="0026e24f" style:font-weight-asian="normal" style:font-weight-complex="normal"/>
    </style:style>
    <style:style style:name="T23" style:family="text">
      <style:text-properties fo:font-weight="normal" officeooo:rsid="0028c46a" style:font-weight-asian="normal" style:font-weight-complex="normal"/>
    </style:style>
    <style:style style:name="T24" style:family="text">
      <style:text-properties fo:font-weight="normal" officeooo:rsid="00191356" style:font-weight-asian="normal" style:font-weight-complex="normal"/>
    </style:style>
    <style:style style:name="T25" style:family="text">
      <style:text-properties officeooo:rsid="000e03b3"/>
    </style:style>
    <style:style style:name="T26" style:family="text">
      <style:text-properties officeooo:rsid="0010eec1"/>
    </style:style>
    <style:style style:name="T27" style:family="text">
      <style:text-properties officeooo:rsid="0012dfa4"/>
    </style:style>
    <style:style style:name="T28" style:family="text">
      <style:text-properties officeooo:rsid="001485bc"/>
    </style:style>
    <style:style style:name="T29" style:family="text">
      <style:text-properties officeooo:rsid="0015a026"/>
    </style:style>
    <style:style style:name="T30" style:family="text">
      <style:text-properties officeooo:rsid="00179fd5"/>
    </style:style>
    <style:style style:name="T31" style:family="text">
      <style:text-properties officeooo:rsid="00191356"/>
    </style:style>
    <style:style style:name="T32" style:family="text">
      <style:text-properties officeooo:rsid="001a6f92"/>
    </style:style>
    <style:style style:name="T33" style:family="text">
      <style:text-properties fo:font-weight="bold" officeooo:rsid="001dc7cb" style:font-weight-asian="bold" style:font-weight-complex="bold"/>
    </style:style>
    <style:style style:name="T34" style:family="text">
      <style:text-properties fo:font-weight="bold" officeooo:rsid="001e38df" style:font-weight-asian="bold" style:font-weight-complex="bold"/>
    </style:style>
    <style:style style:name="T35" style:family="text">
      <style:text-properties officeooo:rsid="001dc7cb"/>
    </style:style>
    <style:style style:name="T36" style:family="text">
      <style:text-properties officeooo:rsid="001dcbf4"/>
    </style:style>
    <style:style style:name="T37" style:family="text">
      <style:text-properties officeooo:rsid="001e38df"/>
    </style:style>
    <style:style style:name="T38" style:family="text">
      <style:text-properties officeooo:rsid="001ef379"/>
    </style:style>
    <style:style style:name="T39" style:family="text">
      <style:text-properties officeooo:rsid="001fbaaa"/>
    </style:style>
    <style:style style:name="T40" style:family="text">
      <style:text-properties officeooo:rsid="00243a93"/>
    </style:style>
    <style:style style:name="T41" style:family="text">
      <style:text-properties officeooo:rsid="002562ea"/>
    </style:style>
    <style:style style:name="T42" style:family="text">
      <style:text-properties officeooo:rsid="0026e24f"/>
    </style:style>
    <style:style style:name="T43" style:family="text">
      <style:text-properties fo:font-size="14pt" fo:font-weight="bold" officeooo:rsid="001fbaaa"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aramétrage des Routeurs : </text:p>
      <text:p text:style-name="P22"/>
      <text:p text:style-name="P22"/>
      <text:p text:style-name="P22"/>
      <text:p text:style-name="P4"/>
      <text:p text:style-name="P3">Avant de paramétrer les route<text:span text:style-name="T3">u</text:span>rs, il faudra prendre connaissance du plan d’adressage et du <text:span text:style-name="T6">schéma topologique</text:span> ci-joint dans les annexes. Pour le matériel, il faudra vous munir <text:span text:style-name="T1">de 3 routeurs, </text:span>d’un ordinateur, d’un câble console, de câbles droit<text:span text:style-name="T41">s</text:span>, <text:span text:style-name="T5">de</text:span> <text:span text:style-name="T4">câbles croisés</text:span> <text:span text:style-name="T1">et de câbles séries</text:span>. </text:p>
      <text:p text:style-name="P3"/>
      <text:p text:style-name="P3"/>
      <text:p text:style-name="P23">En fonction de votre système d’exploitation, il vous faut télécharger une application qui servira d’interface pour configurer les routeurs. Vous pouvez utilisez « Minicom » sous Linux ou alors « PuTTy » sous Windows.</text:p>
      <text:p text:style-name="P2"/>
      <text:p text:style-name="P2"/>
      <text:p text:style-name="P23">Un routeur possède différents modes d’utilisateurs. En vous connectant <text:span text:style-name="T41">à</text:span> l’interface du routeur, vous êtes en mode utilisateur. Dans ce mode, vous pouvez vous connectez en mode privilégié avec la commande « enable ». </text:p>
      <text:p text:style-name="P23"/>
      <text:p text:style-name="P23"/>
      <text:p text:style-name="P23">Dans le mode privilégié, vous pouvez vous connecter en mode de configuration globale avec la commande « configuration terminal ». Si vous souhaitez revenir au mode précédent, vous pouvez utiliser la commande « exit ». Chaque mode possède<text:span text:style-name="T42">nt</text:span> ses propres commandes et n’a pas les mêmes utilités. </text:p>
      <text:p text:style-name="P5"/>
      <text:p text:style-name="P7"><text:tab/><text:tab/></text:p>
      <text:p text:style-name="P7"/>
      <text:p text:style-name="P7"><text:tab/><text:tab/>Utilisateur <text:tab/>&gt;<text:tab/> Privilégié<text:tab/> &gt;<text:tab/> Configuration Globale</text:p>
      <text:p text:style-name="P5"/>
      <text:p text:style-name="P6"/>
      <text:p text:style-name="P6"/>
      <text:p text:style-name="P6">Il est important de <text:span text:style-name="T2">nommer</text:span> votre route<text:span text:style-name="T42">u</text:span>r pour ne <text:span text:style-name="T2">pas le confondre avec les autres</text:span> <text:span text:style-name="T42">(par défaut votre routeur est appelé « router »).</text:span> Pour cela, il <text:span text:style-name="T2">faut</text:span> vous placer en <text:span text:style-name="T7">c</text:span>onfiguration <text:span text:style-name="T7">g</text:span>lobale et saisir la <text:span text:style-name="T7">c</text:span>ommande « <text:span text:style-name="T7">h</text:span>ostname » suivi<text:span text:style-name="T7">e</text:span> d’un espace et du <text:span text:style-name="T7">n</text:span>om convenu dans la Topologie. </text:p>
      <text:p text:style-name="P18"/>
      <text:p text:style-name="P18"/>
      <text:p text:style-name="P18">Exemple :</text:p>
      <text:p text:style-name="P31"/>
      <text:p text:style-name="P31"><text:span text:style-name="T30">router</text:span>(config)#<text:span text:style-name="T30">hostname Routeur4</text:span></text:p>
      <text:p text:style-name="P31"><text:span text:style-name="T29">Routeur4</text:span>(config)#</text:p>
      <text:p text:style-name="P9"/>
      <text:p text:style-name="P9">En restant dans ce mode, <text:s/>vous pouvez ensuite accéder au mode de configuration d’interface. Il suffit de taper la commande « interface » suivit d’un espace et du nom du port choisis. </text:p>
      <text:p text:style-name="P8"><text:span text:style-name="T4">Dans le mode de configuration d’interface, p</text:span>our attribu<text:span text:style-name="T4">er</text:span> <text:span text:style-name="T4">à une interface</text:span> l’adresse prévu<text:span text:style-name="T8">e</text:span> par le plan d’adressage, vous devez saisir la commande « ip address » suivit d’un espace, de l’adresse IP, d’un autre espace et du masque. </text:p>
      <text:p text:style-name="P12">La commande « clock Rate 56000 » doit être utilisée pour les ports connectés avec le côté femelle des câbles séries. Sur notre schéma <text:span text:style-name="T42">de </text:span>topologie, il s’agit des ports Serial 0/1/0.</text:p>
      <text:p text:style-name="P11">La commande « <text:span text:style-name="T8">n</text:span>o shutown » permet ensuite d’activer le port sélectionné. </text:p>
      <text:p text:style-name="P8"><text:s/></text:p>
      <text:p text:style-name="P8"/>
      <text:p text:style-name="P25"><text:soft-page-break/><text:span text:style-name="T35">Routeur4</text:span> </text:p>
      <text:p text:style-name="P29"/>
      <text:p text:style-name="P30"><text:span text:style-name="T29">Routeur4</text:span>(config)#interface fastEthernet 0/0</text:p>
      <text:p text:style-name="P36"><text:span text:style-name="T13">Routeur4</text:span>(config-if)#ip address 1<text:span text:style-name="T29">72</text:span>.<text:span text:style-name="T29">3</text:span>1.<text:span text:style-name="T29">0</text:span>.1 255.255.255.<text:span text:style-name="T29">0</text:span></text:p>
      <text:p text:style-name="P36"><text:span text:style-name="T13">Routeur4</text:span>(config-if)#no sh<text:span text:style-name="T29">utdown</text:span></text:p>
      <text:p text:style-name="P36"><text:span text:style-name="T13">Routeur4</text:span>(config-if)#exit</text:p>
      <text:p text:style-name="P36"><text:span text:style-name="T13">Routeur4</text:span>(config)#interface <text:span text:style-name="T29">serial 0/</text:span>1/<text:span text:style-name="T29">0</text:span></text:p>
      <text:p text:style-name="P36"><text:span text:style-name="T13">Routeur4</text:span>(config-if)#ip address 1<text:span text:style-name="T29">4</text:span>.<text:span text:style-name="T29">0</text:span>.<text:span text:style-name="T29">0</text:span>.<text:span text:style-name="T29">1</text:span> 255.255.255.252</text:p>
      <text:p text:style-name="P37"><text:span text:style-name="T13">Routeur4</text:span>(config-if)#<text:span text:style-name="T15">c</text:span><text:span text:style-name="T14">lock Rate 56000</text:span></text:p>
      <text:p text:style-name="P37"><text:span text:style-name="T13">Routeur4</text:span>(config-if)#no sh<text:span text:style-name="T29">utdown</text:span></text:p>
      <text:p text:style-name="P36"><text:span text:style-name="T13">Routeur4</text:span>(config-if)#exit</text:p>
      <text:p text:style-name="P36"><text:span text:style-name="T13">Routeur4</text:span>(config)#interface <text:span text:style-name="T29">serial 0/</text:span>1/<text:span text:style-name="T29">1</text:span></text:p>
      <text:p text:style-name="P36"><text:span text:style-name="T13">Routeur4</text:span>(config-if)#ip address 1<text:span text:style-name="T29">3</text:span>.<text:span text:style-name="T29">0</text:span>.<text:span text:style-name="T29">0</text:span>.<text:span text:style-name="T29">2</text:span> 255.255.255.<text:span text:style-name="T29">252</text:span></text:p>
      <text:p text:style-name="P36"><text:span text:style-name="T13">Routeur4</text:span>(config-if)#no sh<text:span text:style-name="T29">utdown</text:span></text:p>
      <text:p text:style-name="P44"><text:span text:style-name="T13">Routeur4</text:span>(config-if)#exit</text:p>
      <text:p text:style-name="P26"/>
      <text:p text:style-name="P26"/>
      <text:p text:style-name="P26">Routeur5</text:p>
      <text:p text:style-name="P32"/>
      <text:p text:style-name="P32"><text:span text:style-name="T29">Routeur5</text:span>(config)#interface fastEthernet 0/0</text:p>
      <text:p text:style-name="P38"><text:span text:style-name="T13">Routeur</text:span><text:span text:style-name="T16">5</text:span>(config-if)#ip address 1<text:span text:style-name="T29">72</text:span>.1<text:span text:style-name="T36">6</text:span>.<text:span text:style-name="T29">0</text:span>.1 255.255.255.<text:span text:style-name="T29">0</text:span></text:p>
      <text:p text:style-name="P38"><text:span text:style-name="T13">Routeur</text:span><text:span text:style-name="T16">5</text:span>(config-if)#no sh<text:span text:style-name="T29">utdown</text:span></text:p>
      <text:p text:style-name="P38"><text:span text:style-name="T13">Routeur</text:span><text:span text:style-name="T16">5</text:span>(config-if)#exit</text:p>
      <text:p text:style-name="P38"><text:span text:style-name="T13">Routeur</text:span><text:span text:style-name="T16">5</text:span>(config)#interface <text:span text:style-name="T29">serial 0/</text:span>1/<text:span text:style-name="T29">0</text:span></text:p>
      <text:p text:style-name="P38"><text:span text:style-name="T13">Routeur</text:span><text:span text:style-name="T16">5</text:span>(config-if)#ip address 1<text:span text:style-name="T36">3</text:span>.<text:span text:style-name="T29">0</text:span>.<text:span text:style-name="T29">0</text:span>.<text:span text:style-name="T29">1</text:span> 255.255.255.252</text:p>
      <text:p text:style-name="P38"><text:span text:style-name="T13">Routeur</text:span><text:span text:style-name="T16">5</text:span>(config-if)#<text:span text:style-name="T15">c</text:span><text:span text:style-name="T14">lock Rate 56000</text:span></text:p>
      <text:p text:style-name="P38"><text:span text:style-name="T13">Routeur</text:span><text:span text:style-name="T16">5</text:span>(config-if)#no sh<text:span text:style-name="T29">utdown</text:span></text:p>
      <text:p text:style-name="P38"><text:span text:style-name="T13">Routeur</text:span><text:span text:style-name="T16">5</text:span>(config-if)#exit</text:p>
      <text:p text:style-name="P38"><text:span text:style-name="T13">Routeur</text:span><text:span text:style-name="T16">5</text:span>(config)#interface <text:span text:style-name="T29">serial 0/</text:span>1/<text:span text:style-name="T29">1</text:span></text:p>
      <text:p text:style-name="P38"><text:span text:style-name="T13">Routeur</text:span><text:span text:style-name="T16">5</text:span>(config-if)#ip address 1<text:span text:style-name="T36">2</text:span>.<text:span text:style-name="T29">0</text:span>.<text:span text:style-name="T29">0</text:span>.<text:span text:style-name="T29">2</text:span> 255.255.255.<text:span text:style-name="T29">252</text:span></text:p>
      <text:p text:style-name="P34"><text:span text:style-name="T29">Routeur5</text:span>(config-if)#no sh<text:span text:style-name="T29">utdown</text:span></text:p>
      <text:p text:style-name="P46"><text:span text:style-name="T29">Routeur5</text:span>(config-if)#exit</text:p>
      <text:p text:style-name="P26"/>
      <text:p text:style-name="P26"/>
      <text:p text:style-name="P26">Routeur6</text:p>
      <text:p text:style-name="P26"/>
      <text:p text:style-name="P32"><text:span text:style-name="T29">Routeur6</text:span>(config)#interface fastEthernet 0/0</text:p>
      <text:p text:style-name="P38"><text:span text:style-name="T13">Routeur</text:span><text:span text:style-name="T16">6</text:span>(config-if)#ip address <text:span text:style-name="T36">10</text:span>.<text:span text:style-name="T36">3</text:span>.<text:span text:style-name="T36">2</text:span>.<text:span text:style-name="T36">2</text:span> 255.255.25<text:span text:style-name="T36">4</text:span>.<text:span text:style-name="T29">0</text:span></text:p>
      <text:p text:style-name="P38"><text:span text:style-name="T13">Routeur</text:span><text:span text:style-name="T16">6</text:span>(config-if)#no sh<text:span text:style-name="T29">utdown</text:span></text:p>
      <text:p text:style-name="P38"><text:span text:style-name="T13">Routeur</text:span><text:span text:style-name="T16">6</text:span>(config-if)#exit</text:p>
      <text:p text:style-name="P38"><text:span text:style-name="T13">Routeur</text:span><text:span text:style-name="T16">6</text:span>(config)#interface <text:span text:style-name="T29">serial 0/</text:span>1/<text:span text:style-name="T29">0</text:span></text:p>
      <text:p text:style-name="P38"><text:span text:style-name="T13">Routeur</text:span><text:span text:style-name="T16">6</text:span>(config-if)#ip address 1<text:span text:style-name="T36">2</text:span>.<text:span text:style-name="T29">0</text:span>.<text:span text:style-name="T29">0</text:span>.<text:span text:style-name="T29">1</text:span> 255.255.255.252</text:p>
      <text:p text:style-name="P38"><text:span text:style-name="T13">Routeur</text:span><text:span text:style-name="T16">6</text:span>(config-if)#<text:span text:style-name="T15">c</text:span><text:span text:style-name="T14">lock Rate 56000</text:span></text:p>
      <text:p text:style-name="P38"><text:span text:style-name="T13">Routeur</text:span><text:span text:style-name="T16">6</text:span>(config-if)#no sh<text:span text:style-name="T29">utdown</text:span></text:p>
      <text:p text:style-name="P38"><text:span text:style-name="T13">Routeur</text:span><text:span text:style-name="T16">6</text:span>(config-if)#exit</text:p>
      <text:p text:style-name="P38"><text:span text:style-name="T13">Routeur</text:span><text:span text:style-name="T16">6</text:span>(config)#interface <text:span text:style-name="T29">serial 0/</text:span>1/<text:span text:style-name="T29">1</text:span></text:p>
      <text:p text:style-name="P38"><text:span text:style-name="T13">Routeur</text:span><text:span text:style-name="T16">6</text:span>(config-if)#ip address 1<text:span text:style-name="T36">4</text:span>.<text:span text:style-name="T29">0</text:span>.<text:span text:style-name="T29">0</text:span>.<text:span text:style-name="T29">2</text:span> 255.255.255.<text:span text:style-name="T29">252</text:span></text:p>
      <text:p text:style-name="P34"><text:span text:style-name="T29">Routeur6</text:span>(config-if)#no sh<text:span text:style-name="T29">utdown</text:span></text:p>
      <text:p text:style-name="P46"><text:span text:style-name="T29">Routeur6</text:span>(config-if)#exit</text:p>
      <text:p text:style-name="P26"/>
      <text:p text:style-name="P13"/>
      <text:p text:style-name="P14"/>
      <text:p text:style-name="P14"/>
      <text:p text:style-name="P14"/>
      <text:p text:style-name="P14"/>
      <text:p text:style-name="P14"><text:soft-page-break/>Une foi les configuration d’interface établi, vous devez vous mettre en configuration globale <text:span text:style-name="T26">et </text:span>saisir la commande «  router rip ». <text:span text:style-name="T27">Vous passez en mode de configuration- router. Vous devez saisir pour toutes les interfaces que vous avez configurés, « network » suivi d’un espace et de l’adresse ip </text:span></text:p>
      <text:p text:style-name="P15">des interfaces préalablement configur<text:span text:style-name="T42">és.</text:span></text:p>
      <text:p text:style-name="P16"/>
      <text:p text:style-name="P58"/>
      <text:p text:style-name="P58"/>
      <text:p text:style-name="P16"><text:span text:style-name="T33">Routeur4  :</text:span> </text:p>
      <text:p text:style-name="P16"/>
      <text:p text:style-name="P27"><text:span text:style-name="T28">Routeur4</text:span>(config)#router rip <text:span text:style-name="Strong_20_Emphasis">-&gt; activation du processus RIP</text:span></text:p>
      <text:p text:style-name="P35"><text:span text:style-name="T12">Routeur4</text:span>(config-router)#version 2 <text:span text:style-name="Strong_20_Emphasis">-&gt; utilisation de la version 2 de RIP</text:span></text:p>
      <text:p text:style-name="P35"><text:span text:style-name="T12">Routeur4</text:span>(config-router)#no auto-summary <text:span text:style-name="Strong_20_Emphasis">-&gt; désactivation de l’agrégation de routes</text:span></text:p>
      <text:p text:style-name="P35"><text:span text:style-name="T12">Routeur4</text:span>(config-router)#network <text:span text:style-name="T28">172.31.0.0</text:span> <text:span text:style-name="Strong_20_Emphasis">-&gt; déclaration d’un réseau</text:span></text:p>
      <text:p text:style-name="P35"><text:span text:style-name="T12">Routeur4</text:span>(config-router)#network 1<text:span text:style-name="T28">4</text:span>.<text:span text:style-name="T28">0</text:span>.<text:span text:style-name="T28">0</text:span>.0</text:p>
      <text:p text:style-name="P35"><text:span text:style-name="T12">Routeur4</text:span>(config-router)#network 1<text:span text:style-name="T28">3</text:span>.<text:span text:style-name="T28">0</text:span>.<text:span text:style-name="T28">0</text:span>.0</text:p>
      <text:p text:style-name="P35"><text:span text:style-name="T12">Routeur4</text:span>(config-router)#exit</text:p>
      <text:p text:style-name="P43"><text:span text:style-name="T12">Routeur4</text:span>#debug ip rip <text:span text:style-name="Strong_20_Emphasis">-&gt; permet de voir le debug du protocole RIP</text:span> (utile en cas incident ou de mauvaise manipulation)</text:p>
      <text:p text:style-name="P28"/>
      <text:p text:style-name="P28"/>
      <text:p text:style-name="P28"/>
      <text:p text:style-name="P28"/>
      <text:p text:style-name="P17"><text:span text:style-name="T33">Routeur</text:span><text:span text:style-name="T34">5</text:span><text:span text:style-name="T33">  :</text:span></text:p>
      <text:p text:style-name="P59"/>
      <text:p text:style-name="P28"><text:span text:style-name="T28">Routeur5</text:span>(config)#router rip <text:span text:style-name="Strong_20_Emphasis">-&gt; activation du processus RIP</text:span></text:p>
      <text:p text:style-name="P39"><text:span text:style-name="T12">Routeur</text:span><text:span text:style-name="T17">5</text:span>(config-router)#version 2 <text:span text:style-name="Strong_20_Emphasis">-&gt; utilisation de la version 2 de RIP</text:span></text:p>
      <text:p text:style-name="P39"><text:span text:style-name="T12">Routeur</text:span><text:span text:style-name="T17">5</text:span>(config-router)#no auto-summary <text:span text:style-name="Strong_20_Emphasis">-&gt; désactivation de l’agrégation de routes</text:span></text:p>
      <text:p text:style-name="P39"><text:span text:style-name="T12">Routeur</text:span><text:span text:style-name="T17">5</text:span>(config-router)#network <text:span text:style-name="T28">172.16.0.0</text:span> <text:span text:style-name="Strong_20_Emphasis">-&gt; déclaration d’un réseau</text:span></text:p>
      <text:p text:style-name="P39"><text:span text:style-name="T12">Routeur</text:span><text:span text:style-name="T17">5</text:span>(config-router)#network 1<text:span text:style-name="T37">3</text:span>.<text:span text:style-name="T28">0</text:span>.<text:span text:style-name="T28">0</text:span>.0</text:p>
      <text:p text:style-name="P39"><text:span text:style-name="T12">Routeur</text:span><text:span text:style-name="T17">5</text:span>(config-router)#network 1<text:span text:style-name="T37">2</text:span>.<text:span text:style-name="T28">0</text:span>.<text:span text:style-name="T28">0</text:span>.0</text:p>
      <text:p text:style-name="P39"><text:span text:style-name="T12">Routeur</text:span><text:span text:style-name="T17">5</text:span>(config-router)#exit</text:p>
      <text:p text:style-name="P47"><text:span text:style-name="T28">Routeur5</text:span>#debug ip rip <text:span text:style-name="Strong_20_Emphasis">-&gt; permet de voir le debug du protocole RIP</text:span> (utile en cas incident ou de mauvaise manipulation)</text:p>
      <text:p text:style-name="P59"/>
      <text:p text:style-name="P59"/>
      <text:p text:style-name="P17"><text:span text:style-name="T33">Routeur</text:span><text:span text:style-name="T34">6</text:span><text:span text:style-name="T33">  :</text:span></text:p>
      <text:p text:style-name="P59"/>
      <text:p text:style-name="P28"><text:span text:style-name="T28">Routeur4</text:span>(config)#router rip <text:span text:style-name="Strong_20_Emphasis">-&gt; activation du processus RIP</text:span></text:p>
      <text:p text:style-name="P39"><text:span text:style-name="T12">Routeur4</text:span>(config-router)#version 2 <text:span text:style-name="Strong_20_Emphasis">-&gt; utilisation de la version 2 de RIP</text:span></text:p>
      <text:p text:style-name="P39"><text:span text:style-name="T12">Routeur4</text:span>(config-router)#no auto-summary <text:span text:style-name="Strong_20_Emphasis">-&gt; désactivation de l’agrégation de routes</text:span></text:p>
      <text:p text:style-name="P39"><text:span text:style-name="T12">Routeur4</text:span>(config-router)#network <text:span text:style-name="T28">10.3.2.0</text:span> <text:span text:style-name="Strong_20_Emphasis">-&gt; déclaration d’un réseau</text:span></text:p>
      <text:p text:style-name="P39"><text:span text:style-name="T12">Routeur4</text:span>(config-router)#network 1<text:span text:style-name="T37">2</text:span>.<text:span text:style-name="T28">0</text:span>.<text:span text:style-name="T28">0</text:span>.0</text:p>
      <text:p text:style-name="P39"><text:span text:style-name="T12">Routeur4</text:span>(config-router)#network 1<text:span text:style-name="T37">4</text:span>.<text:span text:style-name="T28">0</text:span>.<text:span text:style-name="T28">0</text:span>.0</text:p>
      <text:p text:style-name="P39"><text:span text:style-name="T12">Routeur4</text:span>(config-router)#exit</text:p>
      <text:p text:style-name="P48"><text:span text:style-name="T28">Routeur4</text:span>#debug ip rip <text:span text:style-name="Strong_20_Emphasis">-&gt; permet de voir le debug du protocole RIP</text:span> (utile en cas incident ou de mauvaise manipulation)</text:p>
      <text:p text:style-name="P10"/>
      <text:p text:style-name="P10"><text:span text:style-name="T25">En revenant au mode Utilisateur, vous pouvez utilisez l</text:span>a commande « <text:span text:style-name="T8">s</text:span>how ip interface brief ». Cela vous montrera l’état de vos ports <text:span text:style-name="T8">et si les dernières modifications ont bien été prises en compte.</text:span></text:p>
      <text:p text:style-name="P24"/>
      <text:p text:style-name="P55"/>
      <text:p text:style-name="P60"><text:soft-page-break/><text:span text:style-name="T10">Pour la Fastethernet 0/0 des routeurs 4 et 5, nous utilisons le service DHCP. C’est un protocole qui distribu des adresses IP aux périphériques ce connectant aux réseau</text:span><text:span text:style-name="T11">x</text:span><text:span text:style-name="T10"> des routeurs concernés. </text:span></text:p>
      <text:p text:style-name="P61"><text:span text:style-name="T10"/></text:p>
      <text:p text:style-name="P62"><text:span text:style-name="T10">T</text:span><text:span text:style-name="T9">out d’abord, vous pouvez enlevez les adresses ip dont vous ne voulez pas vous servir sur </text:span><text:span text:style-name="T21">le </text:span><text:span text:style-name="T9">réseau que vous avez choisis. <text:s/>Pour cela, vous utiliserez la commande « ip dhcp excluded-address » suivit de l’adresse que vous voulez exclure. Pour</text:span><text:span text:style-name="T21"> une plage d’adresse à exclure du DHCP, vous devez écrire la première </text:span><text:span text:style-name="T22">adresse de la plage, </text:span><text:span text:style-name="T21">suivit de la dernière adresse.</text:span></text:p>
      <text:p text:style-name="P61"><text:span text:style-name="T21"/></text:p>
      <text:p text:style-name="P20">Pour<text:span text:style-name="T25"> </text:span>mettre en place <text:span text:style-name="T41">le DHCP,</text:span> il faut vous connect<text:span text:style-name="T40">er </text:span>en mode Configuration globale et saisir la commande « ip dhcp pool » suivi<text:span text:style-name="T42">e</text:span> d’un espace et du nom que vous voulez attribu<text:span text:style-name="T42">er</text:span> au DHCP. </text:p>
      <text:p text:style-name="P20">Le mode dhcp-config est alors activés.</text:p>
      <text:p text:style-name="P20"/>
      <text:p text:style-name="P20">Il faut ensuite saisir la commande « network » suivi d’un espace, de l’adresse du réseaux que vous voulez utiliser, d’un espace et d’un masque. Cela fixera la plage d’adresse réseaux que DHCP pourra utilisé pour attribué une adresse à un périphérique. </text:p>
      <text:p text:style-name="P19"/>
      <text:p text:style-name="P19">La commande « dns-server » suivi d’un espace et de l’adresse d<text:span text:style-name="T42">u serveur DNS que vous avez choisis. Cela est nécessaire pour le fonctionnement du DHCP. Le serveur DNS permet de relier un nom de domaine avec une adresse IP. Il faudra aussi définir votre passerelle par default a l’aide de la commande « default-router » suivi de votre passerelle par defaut. </text:span></text:p>
      <text:p text:style-name="P19"/>
      <text:p text:style-name="P57">Pour pouvoir accéder au serveur DNS, la commande « ip route 0.0.0.0 0.0.0.0 » suivit de la passerelle du routeur 6 menant à internet. </text:p>
      <text:p text:style-name="P21"/>
      <text:p text:style-name="P21"><text:s/></text:p>
      <text:p text:style-name="P33"/>
      <text:p text:style-name="P42">Routeur4 :</text:p>
      <text:p text:style-name="P42"/>
      <text:p text:style-name="P65">Routeur<text:span text:style-name="T31">4</text:span>(config)#<text:span text:style-name="T41">ip dhcp excluded-address 172.31.0.1 172.31<text:tab/>.0.50</text:span></text:p>
      <text:p text:style-name="P65">Routeur<text:span text:style-name="T31">4</text:span>(config)#<text:span text:style-name="T41">ip dhcp excluded-address 172.31.0.200 172.31.0.254</text:span></text:p>
      <text:p text:style-name="P40">Route<text:span text:style-name="T38">u</text:span>r<text:span text:style-name="T31">4</text:span>(config)#ip dhcp pool <text:span text:style-name="T31">ACCES_REFUSE</text:span></text:p>
      <text:p text:style-name="P40">Route<text:span text:style-name="T38">u</text:span>r<text:span text:style-name="T31">4</text:span>(dhcp-config)#network 1<text:span text:style-name="T32">72</text:span>.<text:span text:style-name="T32">31</text:span>.0.0 255.255.255.0</text:p>
      <text:p text:style-name="P66">Routeur4(dhcp-config)#default-router 172.31.0.1</text:p>
      <text:p text:style-name="P40">Route<text:span text:style-name="T38">u</text:span>r<text:span text:style-name="T31">4</text:span>(dhcp-config)#dns-server 8.8.8.8</text:p>
      <text:p text:style-name="P68"><text:span text:style-name="T19">Routeur</text:span><text:span text:style-name="T24">4</text:span><text:span text:style-name="T19">(config)#</text:span><text:span text:style-name="T23">ip route 0.0.0.0 0.0.0.0 10.3.2.2 </text:span></text:p>
      <text:p text:style-name="P42"/>
      <text:p text:style-name="P42"/>
      <text:p text:style-name="P42">Routeur5 :</text:p>
      <text:p text:style-name="P42"/>
      <text:p text:style-name="P65">Routeur<text:span text:style-name="T41">5</text:span>(config)#<text:span text:style-name="T41">ip dhcp excluded-address 172.16.0.1 172.16.0.50</text:span></text:p>
      <text:p text:style-name="P65">Routeur<text:span text:style-name="T41">5</text:span>(config)#<text:span text:style-name="T41">ip dhcp excluded-address 172.16.0.200 172.16.0.254</text:span></text:p>
      <text:p text:style-name="P41">Route<text:span text:style-name="T38">u</text:span>r<text:span text:style-name="T38">5</text:span>(config)#ip dhcp pool <text:span text:style-name="T31">ACCES_AUTORISE</text:span></text:p>
      <text:p text:style-name="P41">Route<text:span text:style-name="T38">u</text:span>r<text:span text:style-name="T38">5</text:span>(dhcp-config)#network 1<text:span text:style-name="T32">72</text:span>.<text:span text:style-name="T38">16</text:span>.0.0 255.255.255.0</text:p>
      <text:p text:style-name="P41">Route<text:span text:style-name="T38">u</text:span>r<text:span text:style-name="T38">5</text:span>(dhcp-config)#dns-server 8.8.8.8</text:p>
      <text:p text:style-name="P69">Route<text:span text:style-name="T38">u</text:span>r<text:span text:style-name="T38">5</text:span>(dhcp-config)#default-router <text:span text:style-name="T18">172.</text:span><text:span text:style-name="T19">16</text:span><text:span text:style-name="T18">.0.1</text:span></text:p>
      <text:p text:style-name="P69"><text:span text:style-name="T19">Routeur</text:span><text:span text:style-name="T23">5</text:span><text:span text:style-name="T19">(config)#</text:span><text:span text:style-name="T23">ip route 0.0.0.0 0.0.0.0 10.3.2.2 </text:span></text:p>
      <text:p text:style-name="P52"><text:span text:style-name="T43"/></text:p>
      <text:p text:style-name="P52"><text:span text:style-name="T43"/></text:p>
      <text:p text:style-name="P52"><text:soft-page-break/><text:span text:style-name="T43">Routeur6 :</text:span></text:p>
      <text:p text:style-name="P52"><text:span text:style-name="T39">Pour le Routeur6, vous devez </text:span>commencer par créer une ACL pour sélectionner les réseaux qui utiliseront le <text:span text:style-name="T42">P</text:span>AT.</text:p>
      <text:p text:style-name="P52">Un <text:span text:style-name="T39">ACL est un </text:span><text:s/>Access Control <text:span text:style-name="T9">List </text:span><text:span text:style-name="Strong_20_Emphasis"><text:span text:style-name="T9">permet</text:span></text:span><text:span text:style-name="Strong_20_Emphasis"><text:span text:style-name="T20">tant </text:span></text:span><text:span text:style-name="Strong_20_Emphasis"><text:span text:style-name="T9">de filtrer les paquets IP</text:span></text:span><text:span text:style-name="T9">, c'</text:span>est à dire les paquets du niveau 3. Elle permet de définir les actions possibles des utilisateurs du réseau. <text:span text:style-name="T39">Il faut passer en mode Configuration Globale.</text:span></text:p>
      <text:p text:style-name="P51"><text:span text:style-name="Source_20_Text"/></text:p>
      <text:p text:style-name="P51"><text:span text:style-name="Source_20_Text">R</text:span><text:span text:style-name="Source_20_Text"><text:span text:style-name="T39">outeur6</text:span></text:span><text:span text:style-name="Source_20_Text">(config)# ip access-list standard PAT<text:line-break/>R</text:span><text:span text:style-name="Source_20_Text"><text:span text:style-name="T39">outeur6</text:span></text:span><text:span text:style-name="Source_20_Text">(config-std-nacl)# permit 1</text:span><text:span text:style-name="Source_20_Text"><text:span text:style-name="T32">72</text:span></text:span><text:span text:style-name="Source_20_Text">.</text:span><text:span text:style-name="Source_20_Text"><text:span text:style-name="T32">31</text:span></text:span><text:span text:style-name="Source_20_Text">.</text:span><text:span text:style-name="Source_20_Text"><text:span text:style-name="T32">0</text:span></text:span><text:span text:style-name="Source_20_Text">.0 0.0.0.255</text:span></text:p>
      <text:p text:style-name="P51"><text:span text:style-name="Source_20_Text">R</text:span><text:span text:style-name="Source_20_Text"><text:span text:style-name="T39">outeur6</text:span></text:span><text:span text:style-name="Source_20_Text">(config-std-nacl)# permit 1</text:span><text:span text:style-name="Source_20_Text"><text:span text:style-name="T32">72</text:span></text:span><text:span text:style-name="Source_20_Text">.</text:span><text:span text:style-name="Source_20_Text"><text:span text:style-name="T32">16</text:span></text:span><text:span text:style-name="Source_20_Text">.</text:span><text:span text:style-name="Source_20_Text"><text:span text:style-name="T32">0</text:span></text:span><text:span text:style-name="Source_20_Text">.0 0.0.0.255<text:line-break/>R</text:span><text:span text:style-name="Source_20_Text"><text:span text:style-name="T39">outeur6</text:span></text:span><text:span text:style-name="Source_20_Text">(config-std-nacl)# exit</text:span></text:p>
      <text:p text:style-name="Text_20_body"/>
      <text:p text:style-name="Text_20_body">Deuxième étape, <text:span text:style-name="T39">vous devez ensuite </text:span>créer une relation entre access-list et l’interface WAN.</text:p>
      <text:p text:style-name="P51"><text:span text:style-name="Source_20_Text">R</text:span><text:span text:style-name="Source_20_Text"><text:span text:style-name="T39">outeur6</text:span></text:span><text:span text:style-name="Source_20_Text">(config)# ip nat inside source list PAT interface </text:span><text:span text:style-name="Source_20_Text"><text:span text:style-name="T32">Fastethernet</text:span></text:span><text:span text:style-name="Source_20_Text">0/0 overload</text:span></text:p>
      <text:p text:style-name="Text_20_body"/>
      <text:p text:style-name="Text_20_body">Troisième étape, il <text:span text:style-name="T39">vous</text:span> faut identifier l’interface LAN :</text:p>
      <text:p text:style-name="P49"><text:span text:style-name="Source_20_Text">R1(config)# interface </text:span><text:span text:style-name="Source_20_Text"><text:span text:style-name="T32">serial</text:span></text:span><text:span text:style-name="Source_20_Text">0/1/</text:span><text:span text:style-name="Source_20_Text"><text:span text:style-name="T32">0</text:span></text:span><text:span text:style-name="Source_20_Text"><text:line-break/>R1(config-if)# ip nat inside<text:line-break/>R1(config-if)# exit</text:span></text:p>
      <text:p text:style-name="P50"><text:span text:style-name="Source_20_Text">R1(config)# interface </text:span><text:span text:style-name="Source_20_Text"><text:span text:style-name="T32">serial</text:span></text:span><text:span text:style-name="Source_20_Text">0/1/</text:span><text:span text:style-name="Source_20_Text"><text:span text:style-name="T32">1</text:span></text:span><text:span text:style-name="Source_20_Text"><text:line-break/>R1(config-if)# ip nat inside<text:line-break/>R1(config-if)# exit</text:span></text:p>
      <text:p text:style-name="Text_20_body">Dernière étape, il faut identifier l’interface WAN :</text:p>
      <text:p text:style-name="P50"><text:span text:style-name="Source_20_Text">R1(config)# interface </text:span><text:span text:style-name="Source_20_Text"><text:span text:style-name="T32">Fastethernet</text:span></text:span><text:span text:style-name="Source_20_Text">0/0<text:line-break/>R1(config-if)# ip nat outside<text:line-break/>R1(config-if)# exit</text:span></text:p>
      <text:p text:style-name="Text_20_body"/>
      <text:p text:style-name="Text_20_body">Pour <text:span text:style-name="T39">tester cette configuration, vous devez</text:span> faire un ping du serveur web "8.8.8.8".</text:p>
      <text:p text:style-name="P53"/>
      <text:p text:style-name="P53">Si vous souhaitez avoir accès à l’ensemble de vos configuration, il faut vous mettre en Utilisateur Privilégié et mettre la commande « Show running-config ».</text:p>
      <text:p text:style-name="P4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4:23:37.352999917</meta:creation-date>
    <dc:date>2019-04-29T14:42:39.247741551</dc:date>
    <meta:editing-duration>PT4H2M36S</meta:editing-duration>
    <meta:editing-cycles>17</meta:editing-cycles>
    <meta:generator>LibreOffice/6.0.7.3$Linux_X86_64 LibreOffice_project/00m0$Build-3</meta:generator>
    <meta:document-statistic meta:table-count="0" meta:image-count="0" meta:object-count="0" meta:page-count="5" meta:paragraph-count="126" meta:word-count="1200" meta:character-count="9252" meta:non-whitespace-character-count="8140"/>
  </office:meta>
</office:document-meta>
</file>